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Avenir Next" svg:font-family="'Avenir Next'" style:font-adornments="Italic" style:font-pitch="variable"/>
    <style:font-face style:name="Avenir Next1" svg:font-family="'Avenir Next'" style:font-adornments="Regular" style:font-pitch="variable"/>
    <style:font-face style:name="Avenir1" svg:font-family="Avenir" style:font-adornments="Book" style:font-pitch="variable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Title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ing_20_2">
      <style:text-properties style:font-name="Avenir"/>
    </style:style>
    <style:style style:name="P3" style:family="paragraph" style:parent-style-name="First_20_paragraph">
      <style:text-properties style:font-name="Avenir"/>
    </style:style>
    <style:style style:name="P4" style:family="paragraph" style:parent-style-name="Text_20_body">
      <style:text-properties style:font-name="Avenir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Avenir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Avenir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Avenir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style:font-name="Avenir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style:font-name="Avenir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style:font-name="Avenir"/>
    </style:style>
    <style:style style:name="P11" style:family="paragraph" style:parent-style-name="Text_20_body" style:list-style-name="L7">
      <style:paragraph-properties fo:margin-top="0cm" fo:margin-bottom="0cm" style:contextual-spacing="false"/>
      <style:text-properties style:font-name="Avenir"/>
    </style:style>
    <style:style style:name="P12" style:family="paragraph" style:parent-style-name="Text_20_body" style:list-style-name="L8">
      <style:paragraph-properties fo:margin-top="0cm" fo:margin-bottom="0cm" style:contextual-spacing="false"/>
      <style:text-properties style:font-name="Avenir"/>
    </style:style>
    <style:style style:name="T1" style:family="text">
      <style:text-properties style:font-name="Avenir"/>
    </style:style>
    <style:style style:name="T2" style:family="text">
      <style:text-properties style:font-name="Avenir Next1" officeooo:rsid="00252637"/>
    </style:style>
    <style:style style:name="T3" style:family="text">
      <style:text-properties style:font-name="Avenir" officeooo:rsid="00252637"/>
    </style:style>
    <style:style style:name="T4" style:family="text">
      <style:text-properties style:use-window-font-color="true" loext:opacity="0%" style:font-name="Avenir" fo:font-size="10pt" style:text-underline-style="dash" style:text-underline-width="auto" style:text-underline-color="#b2b2b2" fo:font-weight="normal" fo:background-color="transparent" loext:char-shading-value="0"/>
    </style:style>
    <style:style style:name="T5" style:family="text">
      <style:text-properties style:font-name="Avenir" fo:font-size="10pt" fo:font-weight="normal"/>
    </style:style>
    <style:style style:name="T6" style:family="text">
      <style:text-properties style:use-window-font-color="true" loext:opacity="0%" style:font-name="Avenir Next1" fo:font-size="10pt" style:text-underline-style="dash" style:text-underline-width="auto" style:text-underline-color="#b2b2b2" fo:font-weight="normal" fo:background-color="transparent" loext:char-shading-value="0"/>
    </style:style>
    <style:style style:name="T7" style:family="text">
      <style:text-properties style:font-name="Avenir" officeooo:rsid="0025038f"/>
    </style:style>
    <style:style style:name="T8" style:family="text">
      <style:text-properties fo:font-family="'Avenir Next'" style:font-pitch="variable" officeooo:rsid="0025038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officeooo:rsid="0026fca3" style:font-weight-asian="bold" style:font-weight-complex="bold"/>
    </style:style>
    <style:style style:name="T12" style:family="text">
      <style:text-properties officeooo:rsid="0025038f"/>
    </style:style>
    <style:style style:name="T13" style:family="text">
      <style:text-properties officeooo:rsid="002a96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 Fedidat</text:p>
      <text:p text:style-name="Text_20_body"><text:span text:style-name="T1">Site</text:span><text:span text:style-name="Definition"><text:span text:style-name="T1">: </text:span></text:span><text:a xlink:type="simple" xlink:href="https://fedidat.com/" text:style-name="Internet_20_link" text:visited-style-name="Visited_20_Internet_20_Link"><text:span text:style-name="Definition"><text:span text:style-name="T2">https://fedidat.com</text:span></text:span></text:a><text:span text:style-name="Definition"><text:span text:style-name="T3"> </text:span></text:span><text:span text:style-name="T1"><text:line-break/>Email: </text:span><text:a xlink:type="simple" xlink:href="mailto:ben@fedidat.com" text:style-name="Internet_20_link" text:visited-style-name="Visited_20_Internet_20_Link"><text:span text:style-name="T2">ben@fedidat.com</text:span></text:a><text:span text:style-name="T3"> </text:span><text:span text:style-name="Definition"><text:span text:style-name="T4"><text:line-break/></text:span></text:span><text:span text:style-name="Definition"><text:span text:style-name="T5">GitHub: </text:span></text:span><text:a xlink:type="simple" xlink:href="https://github.com/fedidat" text:style-name="Internet_20_link" text:visited-style-name="Visited_20_Internet_20_Link"><text:span text:style-name="Definition"><text:span text:style-name="T6">https://github.com/fedidat</text:span></text:span></text:a><text:span text:style-name="Definition"><text:span text:style-name="T4"> </text:span></text:span><text:span text:style-name="Definition"><text:span text:style-name="T1"><text:line-break/></text:span></text:span><text:span text:style-name="Definition"><text:span text:style-name="T7">Phone</text:span></text:span><text:span text:style-name="Definition"><text:span text:style-name="T1">: </text:span></text:span><text:span text:style-name="Definition"><text:span text:style-name="T8">052-444-9766</text:span></text:span></text:p>
      <text:h text:style-name="P2" text:outline-level="2"><text:bookmark-start text:name="education"/>Education<text:bookmark-end text:name="education"/></text:h>
      <text:p text:style-name="P3">2009 – 2013: Jerusalem College of Technology – <text:span text:style-name="T9">B.Sc. in Telecommunications Engineering</text:span>, <text:span text:style-name="T10">with honors, 92.39</text:span></text:p>
      <text:p text:style-name="P4">2009: Lucien De Hirsch, Paris – <text:span text:style-name="T9">Scientific Baccalaureate</text:span>, <text:span text:style-name="T10">Specialty: mathematics</text:span></text:p>
      <text:h text:style-name="P2" text:outline-level="2"><text:bookmark-start text:name="experience"/>Experience<text:bookmark-end text:name="experience"/></text:h>
      <text:p text:style-name="P3">January 2022 – present: <text:span text:style-name="T9">Senior </text:span><text:span text:style-name="T11">SWE</text:span><text:span text:style-name="T9"> at Google</text:span></text:p>
      <text:list text:style-name="L1">
        <text:list-item>
          <text:p text:style-name="P5">Python developer at Google Duplex, using ML to make fully automated calls on behalf of users</text:p>
        </text:list-item>
        <text:list-item>
          <text:p text:style-name="P5">Leveraged GenAI to create a generic platform connecting bots to the real world through telephony</text:p>
        </text:list-item>
      </text:list>
      <text:p text:style-name="P3">April 2019 – January 2022: <text:span text:style-name="T9">SDE at Amazon</text:span></text:p>
      <text:list text:style-name="L2">
        <text:list-item>
          <text:p text:style-name="P6">Java programmer at Alexa Shopping Reorder team, involved in <text:span text:style-name="T12">ML, NLP</text:span> and query understanding</text:p>
        </text:list-item>
        <text:list-item>
          <text:p text:style-name="P6">Took part in creating AWS Resilience Hub, from initial design all the way to productionization</text:p>
        </text:list-item>
      </text:list>
      <text:p text:style-name="P3">June 2015 – March 2019: <text:span text:style-name="T9">Military service in Israeli Air Force, Ofek unit, captain rank</text:span></text:p>
      <text:list text:style-name="L3">
        <text:list-item>
          <text:p text:style-name="P7">Java programmer with permanent on-call responsibility for the core of mission-critical systems</text:p>
        </text:list-item>
        <text:list-item>
          <text:p text:style-name="P7">Led development of modernization, containerization and improved performance and reliability</text:p>
        </text:list-item>
      </text:list>
      <text:p text:style-name="P3">April. 2014 – June 2015: <text:span text:style-name="T9">Military service in Israeli C4I Corps</text:span></text:p>
      <text:list text:style-name="L4">
        <text:list-item>
          <text:p text:style-name="P8">CTO &amp; Chief Engineer branch: researcher and prototype maker with embedded circuits and C#.NET</text:p>
        </text:list-item>
        <text:list-item>
          <text:p text:style-name="P8"><text:span text:style-name="T13">Compass</text:span> unit: SAP ERP BI/BW and full-stack web reports developer</text:p>
        </text:list-item>
      </text:list>
      <text:h text:style-name="P2" text:outline-level="2"><text:bookmark-start text:name="honors-publications-and-certifications"/>Honors, publications and certifications<text:bookmark-end text:name="honors-publications-and-certifications"/></text:h>
      <text:list text:style-name="L5">
        <text:list-item>
          <text:p text:style-name="P9"><text:span text:style-name="T9">2012 and 2013 excellence scholarships</text:span> from the Jerusalem College of Technology</text:p>
        </text:list-item>
        <text:list-item>
          <text:p text:style-name="P9"><text:span text:style-name="T9">Psychometric Test score: 724/800</text:span> according to the standard weighting, 741/800 according to the quantitative reasoning weighting</text:p>
        </text:list-item>
        <text:list-item>
          <text:p text:style-name="P9">2019 Lt. Col.’s unit distinction for excellence</text:p>
        </text:list-item>
        <text:list-item>
          <text:p text:style-name="P9">CCNA (Cisco Certified Network Associate) Certification, grade 893/1000</text:p>
        </text:list-item>
        <text:list-item>
          <text:p text:style-name="P9">[Paper] Mirsky, Y., Fedidat, B., &amp; Haddad, Y. (2019). Physical Layer Encryption using a Vernam Cipher. arXiv, arXiv-1910</text:p>
        </text:list-item>
        <text:list-item>
          <text:p text:style-name="P9">[Patent] Mirsky, Y., Fedidat, B., &amp; Haddad, Y. A harmonic based encryption and decryption system for waveform signals. Patent WO2015097312A1, 26 Dec. 2013</text:p>
        </text:list-item>
      </text:list>
      <text:h text:style-name="P2" text:outline-level="2"><text:bookmark-start text:name="technology-skills"/>Technology Skills<text:bookmark-end text:name="technology-skills"/></text:h>
      <text:p text:style-name="P3"><text:span text:style-name="T9">Programming languages</text:span>:</text:p>
      <text:list text:style-name="L6">
        <text:list-item>
          <text:p text:style-name="P10">Professional level: Python, Java, JavaScript/NodeJS/Typescript, SQL, C++</text:p>
        </text:list-item>
        <text:list-item>
          <text:p text:style-name="P10">Previous experience: C#.NET, Bash, Golang, PHP</text:p>
        </text:list-item>
      </text:list>
      <text:p text:style-name="P3"><text:span text:style-name="T9">Tools</text:span>:</text:p>
      <text:list text:style-name="L7">
        <text:list-item>
          <text:p text:style-name="P11"><text:span text:style-name="T10">IDEs</text:span>: Visual Studio Code, IntelliJ IDEA, Eclipse, Visual Studio</text:p>
        </text:list-item>
        <text:list-item>
          <text:p text:style-name="P11"><text:soft-page-break/><text:span text:style-name="T10">Development tools</text:span>: Mercurial, git, Kubernetes/Docker, Gradle, Maven, Ivy, Ant, Jenkins CI, Atlassian, ELK stack</text:p>
        </text:list-item>
        <text:list-item>
          <text:p text:style-name="P11"><text:span text:style-name="T10">Other tools</text:span>: Figma, Microsoft Office programs (Excel, Powerpoint, Work, Visio, VBA Macros), MATLAB, Wireshark</text:p>
        </text:list-item>
      </text:list>
      <text:p text:style-name="P3"><text:span text:style-name="T9">Skills and knowledge</text:span>:</text:p>
      <text:list text:style-name="L8">
        <text:list-item>
          <text:p text:style-name="P12"><text:span text:style-name="T10">Development</text:span>: engineering processes and terminology, web development (frontend and backend, microservices), testing, data structures and algorithms, electronics, statistics</text:p>
        </text:list-item>
        <text:list-item>
          <text:p text:style-name="P12"><text:span text:style-name="T10">Networking</text:span>: TCP-IP protocol stack, LAN/WANs, network security and management, cryptography, cellular networks</text:p>
        </text:list-item>
        <text:list-item>
          <text:p text:style-name="P12"><text:span text:style-name="T10">Systems</text:span>: experience with GNU/Linux and Windows operating systems, CI/CD, scripting, automation</text:p>
        </text:list-item>
      </text:list>
      <text:h text:style-name="P2" text:outline-level="2"><text:bookmark-start text:name="languages"/>Languages<text:bookmark-end text:name="languages"/></text:h>
      <text:p text:style-name="P3">English: fluent (IELTS band 8.5/9)<text:line-break/>Hebrew: fluent<text:line-break/>French: native (TEF Level C2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Avenir Next" svg:font-family="'Avenir Next'" style:font-adornments="Italic" style:font-pitch="variable"/>
    <style:font-face style:name="Avenir Next1" svg:font-family="'Avenir Next'" style:font-adornments="Regular" style:font-pitch="variable"/>
    <style:font-face style:name="Avenir1" svg:font-family="Avenir" style:font-adornments="Book" style:font-pitch="variable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54cm" fo:margin-bottom="0cm" style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Avenir1" fo:font-family="Avenir" style:font-style-name="Book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Next" fo:font-family="'Avenir Next'" style:font-style-name="Italic" style:font-pitch="variable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32cm" fo:margin-bottom="0.203cm" style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fill="none" draw:fill-color="#99ccff"/>
      <style:paragraph-properties fo:margin-top="0.432cm" fo:margin-bottom="0.051cm" style:contextual-spacing="false" fo:background-color="transparent" fo:padding="0.051cm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margin-top="0cm" fo:margin-bottom="0cm" style:contextual-spacing="false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cm" fo:margin-bottom="0.499cm" style:contextual-spacing="false" style:page-number="auto" fo:break-after="page" fo:background-color="transparent" fo:padding="0cm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6.426cm" fo:margin-right="0cm" fo:text-indent="-6.274cm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font-name="Avenir Next1" fo:font-family="'Avenir Next'" style:font-style-name="Regular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">
        <style:list-level-properties text:min-label-width="0.254cm"/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space-before="0.4cm" text:min-label-width="0.254cm"/>
        <style:text-properties fo:font-family="StarSymbol" style:font-charset="x-symbol"/>
      </text:list-level-style-bullet>
      <text:list-level-style-bullet text:level="3" text:style-name="Bullet_20_Symbols" loext:num-list-format="%3%" text:bullet-char="">
        <style:list-level-properties text:space-before="0.799cm" text:min-label-width="0.254cm"/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space-before="1.199cm" text:min-label-width="0.254cm"/>
        <style:text-properties fo:font-family="StarSymbol" style:font-charset="x-symbol"/>
      </text:list-level-style-bullet>
      <text:list-level-style-bullet text:level="5" text:style-name="Bullet_20_Symbols" loext:num-list-format="%5%" text:bullet-char="">
        <style:list-level-properties text:space-before="1.6cm" text:min-label-width="0.254cm"/>
        <style:text-properties fo:font-family="StarSymbol" style:font-charset="x-symbol"/>
      </text:list-level-style-bullet>
      <text:list-level-style-bullet text:level="6" text:style-name="Bullet_20_Symbols" loext:num-list-format="%6%" text:bullet-char="">
        <style:list-level-properties text:space-before="2cm" text:min-label-width="0.254cm"/>
        <style:text-properties fo:font-family="StarSymbol" style:font-charset="x-symbol"/>
      </text:list-level-style-bullet>
      <text:list-level-style-bullet text:level="7" text:style-name="Bullet_20_Symbols" loext:num-list-format="%7%" text:bullet-char="">
        <style:list-level-properties text:space-before="2.399cm" text:min-label-width="0.254cm"/>
        <style:text-properties fo:font-family="StarSymbol" style:font-charset="x-symbol"/>
      </text:list-level-style-bullet>
      <text:list-level-style-bullet text:level="8" text:style-name="Bullet_20_Symbols" loext:num-list-format="%8%" text:bullet-char="">
        <style:list-level-properties text:space-before="2.799cm" text:min-label-width="0.254cm"/>
        <style:text-properties fo:font-family="StarSymbol" style:font-charset="x-symbol"/>
      </text:list-level-style-bullet>
      <text:list-level-style-bullet text:level="9" text:style-name="Bullet_20_Symbols" loext:num-list-format="%9%" text:bullet-char="">
        <style:list-level-properties text:space-before="3.2cm" text:min-label-width="0.254cm"/>
        <style:text-properties fo:font-family="StarSymbol" style:font-charset="x-symbol"/>
      </text:list-level-style-bullet>
      <text:list-level-style-bullet text:level="10" text:style-name="Bullet_20_Symbols" loext:num-list-format="%10%" text:bullet-char="">
        <style:list-level-properties text:space-before="3.6cm" text:min-label-width="0.25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min-label-width="0.3cm"/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Bullet_20_Symbols" loext:num-list-format="%3%" text:bullet-char="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Bullet_20_Symbols" loext:num-list-format="%5%" text:bullet-char="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Bullet_20_Symbols" loext:num-list-format="%6%" text:bullet-char="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Bullet_20_Symbols" loext:num-list-format="%7%" text:bullet-char="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Bullet_20_Symbols" loext:num-list-format="%8%" text:bullet-char="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Bullet_20_Symbols" loext:num-list-format="%9%" text:bullet-char="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Bullet_20_Symbols" loext:num-list-format="%10%" text:bullet-char="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loext:num-list-format="%1%" text:bullet-char="">
        <style:list-level-properties text:min-label-width="0.395cm"/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Bullet_20_Symbols" loext:num-list-format="%3%" text:bullet-char="">
        <style:list-level-properties text:min-label-width="0.395cm"/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Bullet_20_Symbols" loext:num-list-format="%5%" text:bullet-char="">
        <style:list-level-properties text:min-label-width="0.395cm"/>
        <style:text-properties fo:font-family="StarSymbol" style:font-charset="x-symbol"/>
      </text:list-level-style-bullet>
      <text:list-level-style-bullet text:level="6" text:style-name="Bullet_20_Symbols" loext:num-list-format="%6%" text:bullet-char="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Bullet_20_Symbols" loext:num-list-format="%7%" text:bullet-char="">
        <style:list-level-properties text:min-label-width="0.395cm"/>
        <style:text-properties fo:font-family="StarSymbol" style:font-charset="x-symbol"/>
      </text:list-level-style-bullet>
      <text:list-level-style-bullet text:level="8" text:style-name="Bullet_20_Symbols" loext:num-list-format="%8%" text:bullet-char="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Bullet_20_Symbols" loext:num-list-format="%9%" text:bullet-char="">
        <style:list-level-properties text:min-label-width="0.395cm"/>
        <style:text-properties fo:font-family="StarSymbol" style:font-charset="x-symbol"/>
      </text:list-level-style-bullet>
      <text:list-level-style-bullet text:level="10" text:style-name="Bullet_20_Symbols" loext:num-list-format="%10%" text:bullet-char="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loext:num-list-format="%1%" text:bullet-char="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loext:num-list-format="%3%" text:bullet-char="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loext:num-list-format="%5%" text:bullet-char="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loext:num-list-format="%6%" text:bullet-char="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loext:num-list-format="%7%" text:bullet-char="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loext:num-list-format="%8%" text:bullet-char="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loext:num-list-format="%9%" text:bullet-char="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loext:num-list-format="%10%" text:bullet-char="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bullet text:level="1" text:style-name="Bullet_20_Symbols" loext:num-list-format="%1%" text:bullet-char="➢">
        <style:list-level-properties text:min-label-width="1.397cm"/>
        <style:text-properties fo:font-family="StarSymbol" style:font-charset="x-symbol"/>
      </text:list-level-style-bullet>
      <text:list-level-style-bullet text:level="2" text:style-name="Bullet_20_Symbols" loext:num-list-format="%2%" text:bullet-char="">
        <style:list-level-properties text:space-before="0.501cm" text:min-label-width="1.397cm"/>
        <style:text-properties fo:font-family="StarSymbol" style:font-charset="x-symbol"/>
      </text:list-level-style-bullet>
      <text:list-level-style-bullet text:level="3" text:style-name="Bullet_20_Symbols" loext:num-list-format="%3%" text:bullet-char="">
        <style:list-level-properties text:space-before="1cm" text:min-label-width="1.397cm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.501cm" text:min-label-width="1.397cm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2cm" text:min-label-width="1.397cm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2.501cm" text:min-label-width="1.397cm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3cm" text:min-label-width="1.397cm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3.501cm" text:min-label-width="1.397cm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4.001cm" text:min-label-width="1.397cm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4.501cm" text:min-label-width="1.397cm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0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  <dc:title>Ben Fedidat</dc:title>
    <dc:description/>
    <dc:subject/>
    <meta:keyword/>
    <meta:initial-creator/>
    <meta:creation-date>2025-03-23T17:36:16Z</meta:creation-date>
    <dc:date>2025-03-23T21:01:16.093565000</dc:date>
    <meta:editing-duration>PT1H24M35S</meta:editing-duration>
    <meta:editing-cycles>9</meta:editing-cycles>
    <meta:document-statistic meta:table-count="0" meta:image-count="0" meta:object-count="0" meta:page-count="2" meta:paragraph-count="40" meta:word-count="400" meta:character-count="2857" meta:non-whitespace-character-count="2508"/>
    <meta:user-defined meta:name="dir">ltr</meta:user-defined>
    <meta:user-defined meta:name="fontsize">20pt</meta:user-defined>
  </office:meta>
</office:document-meta>
</file>